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c388"/>
    </style:style>
    <style:style style:name="P2" style:family="paragraph" style:parent-style-name="Standard">
      <style:paragraph-properties fo:text-align="start" style:justify-single-word="false"/>
      <style:text-properties officeooo:paragraph-rsid="001dc388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dc388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dc3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dc38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dc38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dc38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28b65e"/>
    </style:style>
    <style:style style:name="T4" style:family="text">
      <style:text-properties officeooo:rsid="002e4c30"/>
    </style:style>
    <style:style style:name="T5" style:family="text">
      <style:text-properties style:font-name="Standard Symbols L" officeooo:rsid="002e4c30"/>
    </style:style>
    <style:style style:name="T6" style:family="text">
      <style:text-properties officeooo:rsid="001dc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6" style:data-style-name="N0">8.06</text:variable-set>: <text:span text:style-name="T6">Torque and Angular Momentum</text:span></text:p>
      <text:p text:style-name="P1"/>
      <text:list xml:id="list9168134945625386401" text:style-name="L1">
        <text:list-item>
          <text:p text:style-name="P5">A bicycle is placed upside down during a <text:span text:style-name="T3">maintenance</text:span> check. <text:s/>The front wheel (m=1.3 kg) is allowed to spin at a rate of 4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243445977561" text:continue-numbering="true" text:style-name="L1">
        <text:list-item>
          <text:p text:style-name="P6"><text:s/><text:span text:style-name="T4">A 15 m long hose is initially spooled around a reel that is initially at rest. <text:s/>The moment of inertia of the reel is 0.44 kg m</text:span><text:span text:style-name="T2">2</text:span><text:span text:style-name="T4">. <text:s/>Its radius is 0.16 m. <text:s/>When the reel is turning, a frictional torque of magnitude 3.4 m</text:span><text:span text:style-name="T5">´</text:span><text:span text:style-name="T4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1244208592770" text:continue-numbering="true" text:style-name="L1">
        <text:list-item>
          <text:p text:style-name="P6">A 75 kg man stands on a 5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1243296929626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141244156420991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2"/>
      <text:list xml:id="list141242553117389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42519182151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44497020874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243244650716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243376599798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244241222002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43383271609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4"><draw:image xlink:href="Pictures/10000201000000EF00000100086FBE9F.png" xlink:type="simple" xlink:show="embed" xlink:actuate="onLoad"/></draw:frame> <text:s text:c="20"/>Name:<text:tab/><text:tab/><text:date style:data-style-name="N37" text:date-value="2016-08-19T14:12:42.41740663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43411978</meta:creation-date>
    <meta:editing-duration>PT1M7S</meta:editing-duration>
    <meta:editing-cycles>3</meta:editing-cycles>
    <meta:generator>LibreOffice/4.3.7.2$Linux_X86_64 LibreOffice_project/430$Build-2</meta:generator>
    <dc:date>2016-08-19T14:12:42.298567153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